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72H45M00S">
            <text:p>72:4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table:number-columns-repeated="2"/>
          <table:table-cell office:value-type="string">
            <text:p>stock of shop for admin</text:p>
          </table:table-cell>
          <table:table-cell/>
        </table:table-row>
        <table:table-row table:style-name="ro1" table:number-rows-repeated="653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4.08.2012</text:date>, <text:time>14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761H29M43S</meta:editing-duration>
    <meta:editing-cycles>220</meta:editing-cycles>
    <meta:generator>OpenOffice.org/3.1$Win32 OpenOffice.org_project/310m19$Build-9420</meta:generator>
    <dc:date>2012-08-04T14:32:48.03</dc:date>
    <dc:creator>Werner Puff</dc:creator>
    <meta:document-statistic meta:table-count="3" meta:cell-count="801" meta:object-count="0"/>
    <meta:user-defined meta:name="Info 1"/>
    <meta:user-defined meta:name="Info 2"/>
    <meta:user-defined meta:name="Info 3"/>
    <meta:user-defined meta:name="Info 4"/>
  </office:meta>
</office:document-meta>
</file>